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14.16mm"/>
    </style:style>
    <style:style style:name="co12" style:family="table-column">
      <style:table-column-properties fo:break-before="auto" style:column-width="13.28mm"/>
    </style:style>
    <style:style style:name="co13" style:family="table-column">
      <style:table-column-properties fo:break-before="auto" style:column-width="17.2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38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3.95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23.25mm"/>
    </style:style>
    <style:style style:name="co22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7" table:default-cell-style-name="ce19"/>
        <table:table-column table:style-name="co16" table:default-cell-style-name="ce19"/>
        <table:table-column table:style-name="co7" table:default-cell-style-name="ce19"/>
        <table:table-column table:style-name="co8" table:default-cell-style-name="ce19"/>
        <table:table-column table:style-name="co17" table:default-cell-style-name="ce19"/>
        <table:table-column table:style-name="co6" table:default-cell-style-name="ce19"/>
        <table:table-column table:style-name="co18" table:default-cell-style-name="ce19"/>
        <table:table-column table:style-name="co11" table:default-cell-style-name="ce19"/>
        <table:table-column table:style-name="co19" table:default-cell-style-name="ce19"/>
        <table:table-column table:style-name="co9" table:default-cell-style-name="ce19"/>
        <table:table-column table:style-name="co18" table:default-cell-style-name="ce19"/>
        <table:table-column table:style-name="co12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number-columns-repeated="226" table:default-cell-style-name="ce19"/>
        <table:table-column table:style-name="co2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0 年 5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1108" calcext:value-type="float">
            <text:p><text:s text:c="3"/>101,108</text:p>
          </table:table-cell>
          <table:table-cell table:style-name="ce36" office:value-type="float" office:value="3633" calcext:value-type="float">
            <text:p><text:s text:c="3"/>3,633</text:p>
          </table:table-cell>
          <table:table-cell table:style-name="ce36" office:value-type="float" office:value="9781" calcext:value-type="float">
            <text:p><text:s text:c="3"/>9,781</text:p>
          </table:table-cell>
          <table:table-cell table:style-name="ce36" office:value-type="float" office:value="7103" calcext:value-type="float">
            <text:p><text:s text:c="3"/>7,103</text:p>
          </table:table-cell>
          <table:table-cell table:style-name="ce36" office:value-type="float" office:value="3419" calcext:value-type="float">
            <text:p><text:s text:c="3"/>3,419</text:p>
          </table:table-cell>
          <table:table-cell table:style-name="ce36" office:value-type="float" office:value="2272" calcext:value-type="float">
            <text:p><text:s text:c="3"/>2,272</text:p>
          </table:table-cell>
          <table:table-cell table:style-name="ce36" office:value-type="float" office:value="3488" calcext:value-type="float">
            <text:p><text:s text:c="3"/>3,488</text:p>
          </table:table-cell>
          <table:table-cell table:style-name="ce36" office:value-type="float" office:value="12435" calcext:value-type="float">
            <text:p><text:s text:c="3"/>12,435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336" calcext:value-type="float">
            <text:p><text:s text:c="3"/>7,336</text:p>
          </table:table-cell>
          <table:table-cell table:style-name="ce36" office:value-type="float" office:value="49324" calcext:value-type="float">
            <text:p><text:s text:c="3"/>49,324</text:p>
          </table:table-cell>
          <table:table-cell table:style-name="ce36" office:value-type="float" office:value="2040" calcext:value-type="float">
            <text:p><text:s text:c="3"/>2,0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0202" calcext:value-type="float">
            <text:p><text:s text:c="3"/>100,202</text:p>
          </table:table-cell>
          <table:table-cell table:style-name="ce36" office:value-type="float" office:value="4701" calcext:value-type="float">
            <text:p><text:s text:c="3"/>4,701</text:p>
          </table:table-cell>
          <table:table-cell table:style-name="ce36" office:value-type="float" office:value="10057" calcext:value-type="float">
            <text:p><text:s text:c="3"/>10,057</text:p>
          </table:table-cell>
          <table:table-cell table:style-name="ce36" office:value-type="float" office:value="8941" calcext:value-type="float">
            <text:p><text:s text:c="3"/>8,941</text:p>
          </table:table-cell>
          <table:table-cell table:style-name="ce36" office:value-type="float" office:value="3956" calcext:value-type="float">
            <text:p><text:s text:c="3"/>3,956</text:p>
          </table:table-cell>
          <table:table-cell table:style-name="ce36" office:value-type="float" office:value="2396" calcext:value-type="float">
            <text:p><text:s text:c="3"/>2,396</text:p>
          </table:table-cell>
          <table:table-cell table:style-name="ce36" office:value-type="float" office:value="3231" calcext:value-type="float">
            <text:p><text:s text:c="3"/>3,231</text:p>
          </table:table-cell>
          <table:table-cell table:style-name="ce36" office:value-type="float" office:value="9355" calcext:value-type="float">
            <text:p><text:s text:c="3"/>9,355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333" calcext:value-type="float">
            <text:p><text:s text:c="3"/>7,333</text:p>
          </table:table-cell>
          <table:table-cell table:style-name="ce36" office:value-type="float" office:value="49320" calcext:value-type="float">
            <text:p><text:s text:c="3"/>49,320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7" office:value-type="float" office:value="906" calcext:value-type="float">
            <text:p>906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4861" calcext:value-type="float">
            <text:p><text:s text:c="3"/>44,861</text:p>
          </table:table-cell>
          <table:table-cell table:style-name="ce36" office:value-type="float" office:value="1726" calcext:value-type="float">
            <text:p><text:s text:c="3"/>1,726</text:p>
          </table:table-cell>
          <table:table-cell table:style-name="ce36" office:value-type="float" office:value="4517" calcext:value-type="float">
            <text:p><text:s text:c="3"/>4,517</text:p>
          </table:table-cell>
          <table:table-cell table:style-name="ce36" office:value-type="float" office:value="3240" calcext:value-type="float">
            <text:p><text:s text:c="3"/>3,240</text:p>
          </table:table-cell>
          <table:table-cell table:style-name="ce36" office:value-type="float" office:value="1539" calcext:value-type="float">
            <text:p><text:s text:c="3"/>1,539</text:p>
          </table:table-cell>
          <table:table-cell table:style-name="ce36" office:value-type="float" office:value="997" calcext:value-type="float">
            <text:p><text:s text:c="3"/>997</text:p>
          </table:table-cell>
          <table:table-cell table:style-name="ce36" office:value-type="float" office:value="1515" calcext:value-type="float">
            <text:p><text:s text:c="3"/>1,515</text:p>
          </table:table-cell>
          <table:table-cell table:style-name="ce36" office:value-type="float" office:value="5502" calcext:value-type="float">
            <text:p><text:s text:c="3"/>5,502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236" calcext:value-type="float">
            <text:p><text:s text:c="3"/>3,236</text:p>
          </table:table-cell>
          <table:table-cell table:style-name="ce36" office:value-type="float" office:value="22025" calcext:value-type="float">
            <text:p><text:s text:c="3"/>22,025</text:p>
          </table:table-cell>
          <table:table-cell table:style-name="ce36" office:value-type="float" office:value="398" calcext:value-type="float">
            <text:p><text:s text:c="3"/>39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4916" calcext:value-type="float">
            <text:p><text:s text:c="3"/>44,916</text:p>
          </table:table-cell>
          <table:table-cell table:style-name="ce36" office:value-type="float" office:value="2159" calcext:value-type="float">
            <text:p><text:s text:c="3"/>2,159</text:p>
          </table:table-cell>
          <table:table-cell table:style-name="ce36" office:value-type="float" office:value="4489" calcext:value-type="float">
            <text:p><text:s text:c="3"/>4,489</text:p>
          </table:table-cell>
          <table:table-cell table:style-name="ce36" office:value-type="float" office:value="4075" calcext:value-type="float">
            <text:p><text:s text:c="3"/>4,075</text:p>
          </table:table-cell>
          <table:table-cell table:style-name="ce36" office:value-type="float" office:value="1732" calcext:value-type="float">
            <text:p><text:s text:c="3"/>1,732</text:p>
          </table:table-cell>
          <table:table-cell table:style-name="ce36" office:value-type="float" office:value="1045" calcext:value-type="float">
            <text:p><text:s text:c="3"/>1,045</text:p>
          </table:table-cell>
          <table:table-cell table:style-name="ce36" office:value-type="float" office:value="1411" calcext:value-type="float">
            <text:p><text:s text:c="3"/>1,411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style-name="ce36" office:value-type="float" office:value="355" calcext:value-type="float">
            <text:p><text:s text:c="3"/>355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235" calcext:value-type="float">
            <text:p><text:s text:c="3"/>3,235</text:p>
          </table:table-cell>
          <table:table-cell table:style-name="ce36" office:value-type="float" office:value="22023" calcext:value-type="float">
            <text:p><text:s text:c="3"/>22,023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58" office:value-type="float" office:value="-55" calcext:value-type="float">
            <text:p><text:s text:c="7"/>－55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6247" calcext:value-type="float">
            <text:p><text:s text:c="3"/>56,247</text:p>
          </table:table-cell>
          <table:table-cell table:style-name="ce37" office:value-type="float" office:value="1907" calcext:value-type="float">
            <text:p><text:s text:c="3"/>1,907</text:p>
          </table:table-cell>
          <table:table-cell table:style-name="ce37" office:value-type="float" office:value="5264" calcext:value-type="float">
            <text:p><text:s text:c="3"/>5,264</text:p>
          </table:table-cell>
          <table:table-cell table:style-name="ce37" office:value-type="float" office:value="3863" calcext:value-type="float">
            <text:p><text:s text:c="3"/>3,863</text:p>
          </table:table-cell>
          <table:table-cell table:style-name="ce37" office:value-type="float" office:value="1880" calcext:value-type="float">
            <text:p><text:s text:c="3"/>1,880</text:p>
          </table:table-cell>
          <table:table-cell table:style-name="ce37" office:value-type="float" office:value="1275" calcext:value-type="float">
            <text:p><text:s text:c="3"/>1,275</text:p>
          </table:table-cell>
          <table:table-cell table:style-name="ce37" office:value-type="float" office:value="1973" calcext:value-type="float">
            <text:p><text:s text:c="3"/>1,973</text:p>
          </table:table-cell>
          <table:table-cell table:style-name="ce37" office:value-type="float" office:value="6933" calcext:value-type="float">
            <text:p><text:s text:c="3"/>6,933</text:p>
          </table:table-cell>
          <table:table-cell table:style-name="ce37" office:value-type="float" office:value="107" calcext:value-type="float">
            <text:p><text:s text:c="3"/>10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100" calcext:value-type="float">
            <text:p><text:s text:c="3"/>4,100</text:p>
          </table:table-cell>
          <table:table-cell table:style-name="ce37" office:value-type="float" office:value="27299" calcext:value-type="float">
            <text:p><text:s text:c="3"/>27,299</text:p>
          </table:table-cell>
          <table:table-cell table:style-name="ce37" office:value-type="float" office:value="1642" calcext:value-type="float">
            <text:p><text:s text:c="3"/>1,64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5286" calcext:value-type="float">
            <text:p><text:s text:c="3"/>55,286</text:p>
          </table:table-cell>
          <table:table-cell table:style-name="ce37" office:value-type="float" office:value="2542" calcext:value-type="float">
            <text:p><text:s text:c="3"/>2,542</text:p>
          </table:table-cell>
          <table:table-cell table:style-name="ce37" office:value-type="float" office:value="5568" calcext:value-type="float">
            <text:p><text:s text:c="3"/>5,568</text:p>
          </table:table-cell>
          <table:table-cell table:style-name="ce37" office:value-type="float" office:value="4866" calcext:value-type="float">
            <text:p><text:s text:c="3"/>4,866</text:p>
          </table:table-cell>
          <table:table-cell table:style-name="ce37" office:value-type="float" office:value="2224" calcext:value-type="float">
            <text:p><text:s text:c="3"/>2,224</text:p>
          </table:table-cell>
          <table:table-cell table:style-name="ce37" office:value-type="float" office:value="1351" calcext:value-type="float">
            <text:p><text:s text:c="3"/>1,351</text:p>
          </table:table-cell>
          <table:table-cell table:style-name="ce37" office:value-type="float" office:value="1820" calcext:value-type="float">
            <text:p><text:s text:c="3"/>1,820</text:p>
          </table:table-cell>
          <table:table-cell table:style-name="ce37" office:value-type="float" office:value="4987" calcext:value-type="float">
            <text:p><text:s text:c="3"/>4,987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098" calcext:value-type="float">
            <text:p><text:s text:c="3"/>4,098</text:p>
          </table:table-cell>
          <table:table-cell table:style-name="ce37" office:value-type="float" office:value="27297" calcext:value-type="float">
            <text:p><text:s text:c="3"/>27,297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9" office:value-type="float" office:value="961" calcext:value-type="float">
            <text:p>961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8495" calcext:value-type="float">
            <text:p>18,495</text:p>
          </table:table-cell>
          <table:table-cell table:style-name="ce38" office:value-type="float" office:value="791" calcext:value-type="float">
            <text:p>7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707" calcext:value-type="float">
            <text:p>4,707</text:p>
          </table:table-cell>
          <table:table-cell table:style-name="ce38" office:value-type="float" office:value="439" calcext:value-type="float">
            <text:p>439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451" calcext:value-type="float">
            <text:p>451</text:p>
          </table:table-cell>
          <table:table-cell table:style-name="ce38" office:value-type="float" office:value="4038" calcext:value-type="float">
            <text:p>4,038</text:p>
          </table:table-cell>
          <table:table-cell table:style-name="ce38" office:value-type="float" office:value="96" calcext:value-type="float">
            <text:p>9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220" calcext:value-type="float">
            <text:p>7,220</text:p>
          </table:table-cell>
          <table:table-cell table:style-name="ce38" office:value-type="float" office:value="428" calcext:value-type="float">
            <text:p>4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001" calcext:value-type="float">
            <text:p>18,001</text:p>
          </table:table-cell>
          <table:table-cell table:style-name="ce38" office:value-type="float" office:value="976" calcext:value-type="float">
            <text:p>9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31" calcext:value-type="float">
            <text:p>5,131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3438" calcext:value-type="float">
            <text:p>3,438</text:p>
          </table:table-cell>
          <table:table-cell table:style-name="ce38" office:value-type="float" office:value="270" calcext:value-type="float">
            <text:p>27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220" calcext:value-type="float">
            <text:p>7,22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494" calcext:value-type="float">
            <text:p>494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170" calcext:value-type="float">
            <text:p>8,170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02" calcext:value-type="float">
            <text:p>2,102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1816" calcext:value-type="float">
            <text:p>1,816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97" calcext:value-type="float">
            <text:p>3,197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171" calcext:value-type="float">
            <text:p>8,171</text:p>
          </table:table-cell>
          <table:table-cell table:style-name="ce39" office:value-type="float" office:value="449" calcext:value-type="float">
            <text:p>4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29" calcext:value-type="float">
            <text:p>2,329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1636" calcext:value-type="float">
            <text:p>1,636</text:p>
          </table:table-cell>
          <table:table-cell table:style-name="ce39" office:value-type="float" office:value="112" calcext:value-type="float">
            <text:p>1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97" calcext:value-type="float">
            <text:p>3,19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-1" calcext:value-type="float">
            <text:p><text:s text:c="7"/>－1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325" calcext:value-type="float">
            <text:p>10,325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2222" calcext:value-type="float">
            <text:p>2,222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023" calcext:value-type="float">
            <text:p>4,023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830" calcext:value-type="float">
            <text:p>9,830</text:p>
          </table:table-cell>
          <table:table-cell table:style-name="ce40" office:value-type="float" office:value="527" calcext:value-type="float">
            <text:p>5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02" calcext:value-type="float">
            <text:p>2,802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802" calcext:value-type="float">
            <text:p>1,802</text:p>
          </table:table-cell>
          <table:table-cell table:style-name="ce40" office:value-type="float" office:value="158" calcext:value-type="float">
            <text:p>15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023" calcext:value-type="float">
            <text:p>4,02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495" calcext:value-type="float">
            <text:p>49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944" calcext:value-type="float">
            <text:p>15,944</text:p>
          </table:table-cell>
          <table:table-cell table:style-name="ce38" office:value-type="float" office:value="1299" calcext:value-type="float">
            <text:p>1,299</text:p>
          </table:table-cell>
          <table:table-cell table:style-name="ce38" office:value-type="float" office:value="5131" calcext:value-type="float">
            <text:p>5,1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2681" calcext:value-type="float">
            <text:p>2,681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382" calcext:value-type="float">
            <text:p>5,382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3984" calcext:value-type="float">
            <text:p>13,984</text:p>
          </table:table-cell>
          <table:table-cell table:style-name="ce38" office:value-type="float" office:value="1483" calcext:value-type="float">
            <text:p>1,483</text:p>
          </table:table-cell>
          <table:table-cell table:style-name="ce38" office:value-type="float" office:value="4707" calcext:value-type="float">
            <text:p>4,7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659" calcext:value-type="float">
            <text:p>1,659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382" calcext:value-type="float">
            <text:p>5,38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1960" calcext:value-type="float">
            <text:p>1,960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291" calcext:value-type="float">
            <text:p>7,291</text:p>
          </table:table-cell>
          <table:table-cell table:style-name="ce39" office:value-type="float" office:value="598" calcext:value-type="float">
            <text:p>598</text:p>
          </table:table-cell>
          <table:table-cell table:style-name="ce39" office:value-type="float" office:value="2329" calcext:value-type="float">
            <text:p>2,3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1228" calcext:value-type="float">
            <text:p>1,228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10" calcext:value-type="float">
            <text:p>2,51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391" calcext:value-type="float">
            <text:p>6,391</text:p>
          </table:table-cell>
          <table:table-cell table:style-name="ce39" office:value-type="float" office:value="636" calcext:value-type="float">
            <text:p>636</text:p>
          </table:table-cell>
          <table:table-cell table:style-name="ce39" office:value-type="float" office:value="2102" calcext:value-type="float">
            <text:p>2,10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10" calcext:value-type="float">
            <text:p>2,51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900" calcext:value-type="float">
            <text:p>90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653" calcext:value-type="float">
            <text:p>8,653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2802" calcext:value-type="float">
            <text:p>2,8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1453" calcext:value-type="float">
            <text:p>1,453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72" calcext:value-type="float">
            <text:p>2,872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593" calcext:value-type="float">
            <text:p>7,593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849" calcext:value-type="float">
            <text:p>849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72" calcext:value-type="float">
            <text:p>2,87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1060" calcext:value-type="float">
            <text:p>1,060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295" calcext:value-type="float">
            <text:p>12,295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2667" calcext:value-type="float">
            <text:p>2,667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862" calcext:value-type="float">
            <text:p>7,862</text:p>
          </table:table-cell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724" calcext:value-type="float">
            <text:p>11,724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439" calcext:value-type="float">
            <text:p>439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2010" calcext:value-type="float">
            <text:p>2,010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862" calcext:value-type="float">
            <text:p>7,86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571" calcext:value-type="float">
            <text:p>571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347" calcext:value-type="float">
            <text:p>5,347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147" calcext:value-type="float">
            <text:p>1,147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49" calcext:value-type="float">
            <text:p>3,449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202" calcext:value-type="float">
            <text:p>5,202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914" calcext:value-type="float">
            <text:p>914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49" calcext:value-type="float">
            <text:p>3,44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145" calcext:value-type="float">
            <text:p>145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948" calcext:value-type="float">
            <text:p>6,948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520" calcext:value-type="float">
            <text:p>1,52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13" calcext:value-type="float">
            <text:p>4,413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522" calcext:value-type="float">
            <text:p>6,522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13" calcext:value-type="float">
            <text:p>4,41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426" calcext:value-type="float">
            <text:p>426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687" calcext:value-type="float">
            <text:p>7,687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1050" calcext:value-type="float">
            <text:p>1,050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022" calcext:value-type="float">
            <text:p>5,022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547" calcext:value-type="float">
            <text:p>7,547</text:p>
          </table:table-cell>
          <table:table-cell table:style-name="ce38" office:value-type="float" office:value="252" calcext:value-type="float">
            <text:p>252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91" calcext:value-type="float">
            <text:p>691</text:p>
          </table:table-cell>
          <table:table-cell table:style-name="ce38" office:value-type="float" office:value="753" calcext:value-type="float">
            <text:p>753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022" calcext:value-type="float">
            <text:p>5,02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140" calcext:value-type="float">
            <text:p>140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397" calcext:value-type="float">
            <text:p>3,397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63" calcext:value-type="float">
            <text:p>2,26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84" calcext:value-type="float">
            <text:p>3,384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63" calcext:value-type="float">
            <text:p>2,2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13" calcext:value-type="float">
            <text:p>13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290" calcext:value-type="float">
            <text:p>4,290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63" calcext:value-type="float">
            <text:p>4,163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127" calcext:value-type="float">
            <text:p>127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588" calcext:value-type="float">
            <text:p>12,588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691" calcext:value-type="float">
            <text:p>6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26" calcext:value-type="float">
            <text:p>1,726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805" calcext:value-type="float">
            <text:p>8,805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794" calcext:value-type="float">
            <text:p>12,794</text:p>
          </table:table-cell>
          <table:table-cell table:style-name="ce38" office:value-type="float" office:value="495" calcext:value-type="float">
            <text:p>495</text:p>
          </table:table-cell>
          <table:table-cell table:style-name="ce38" office:value-type="float" office:value="451" calcext:value-type="float">
            <text:p>451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04" calcext:value-type="float">
            <text:p>1,404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804" calcext:value-type="float">
            <text:p>8,80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-206" calcext:value-type="float">
            <text:p><text:s text:c="7"/>－206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644" calcext:value-type="float">
            <text:p>5,644</text:p>
          </table:table-cell>
          <table:table-cell table:style-name="ce39" office:value-type="float" office:value="177" calcext:value-type="float">
            <text:p>177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8" calcext:value-type="float">
            <text:p>758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023" calcext:value-type="float">
            <text:p>4,023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772" calcext:value-type="float">
            <text:p>5,772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022" calcext:value-type="float">
            <text:p>4,02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-128" calcext:value-type="float">
            <text:p><text:s text:c="7"/>－12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944" calcext:value-type="float">
            <text:p>6,944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82" calcext:value-type="float">
            <text:p>4,782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022" calcext:value-type="float">
            <text:p>7,022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1" calcext:value-type="float">
            <text:p>781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82" calcext:value-type="float">
            <text:p>4,78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-78" calcext:value-type="float">
            <text:p><text:s text:c="7"/>－78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3037" calcext:value-type="float">
            <text:p>33,037</text:p>
          </table:table-cell>
          <table:table-cell table:style-name="ce38" office:value-type="float" office:value="745" calcext:value-type="float">
            <text:p>745</text:p>
          </table:table-cell>
          <table:table-cell table:style-name="ce38" office:value-type="float" office:value="3438" calcext:value-type="float">
            <text:p>3,438</text:p>
          </table:table-cell>
          <table:table-cell table:style-name="ce38" office:value-type="float" office:value="1659" calcext:value-type="float">
            <text:p>1,659</text:p>
          </table:table-cell>
          <table:table-cell table:style-name="ce38" office:value-type="float" office:value="2010" calcext:value-type="float">
            <text:p>2,010</text:p>
          </table:table-cell>
          <table:table-cell table:style-name="ce38" office:value-type="float" office:value="755" calcext:value-type="float">
            <text:p>755</text:p>
          </table:table-cell>
          <table:table-cell table:style-name="ce38" office:value-type="float" office:value="1403" calcext:value-type="float">
            <text:p>1,4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334" calcext:value-type="float">
            <text:p>7,334</text:p>
          </table:table-cell>
          <table:table-cell table:style-name="ce38" office:value-type="float" office:value="14826" calcext:value-type="float">
            <text:p>14,826</text:p>
          </table:table-cell>
          <table:table-cell table:style-name="ce38" office:value-type="float" office:value="775" calcext:value-type="float">
            <text:p>77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5663" calcext:value-type="float">
            <text:p>35,663</text:p>
          </table:table-cell>
          <table:table-cell table:style-name="ce38" office:value-type="float" office:value="1051" calcext:value-type="float">
            <text:p>1,051</text:p>
          </table:table-cell>
          <table:table-cell table:style-name="ce38" office:value-type="float" office:value="4039" calcext:value-type="float">
            <text:p>4,039</text:p>
          </table:table-cell>
          <table:table-cell table:style-name="ce38" office:value-type="float" office:value="2681" calcext:value-type="float">
            <text:p>2,681</text:p>
          </table:table-cell>
          <table:table-cell table:style-name="ce38" office:value-type="float" office:value="2667" calcext:value-type="float">
            <text:p>2,667</text:p>
          </table:table-cell>
          <table:table-cell table:style-name="ce38" office:value-type="float" office:value="1050" calcext:value-type="float">
            <text:p>1,050</text:p>
          </table:table-cell>
          <table:table-cell table:style-name="ce38" office:value-type="float" office:value="1726" calcext:value-type="float">
            <text:p>1,7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3" calcext:value-type="float">
            <text:p>2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331" calcext:value-type="float">
            <text:p>7,331</text:p>
          </table:table-cell>
          <table:table-cell table:style-name="ce38" office:value-type="float" office:value="14823" calcext:value-type="float">
            <text:p>14,82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7" calcext:value-type="float">
            <text:p>7</text:p>
          </table:table-cell>
          <table:table-cell table:style-name="ce63" office:value-type="float" office:value="-2626" calcext:value-type="float">
            <text:p><text:s text:c="7"/>－2,626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4561" calcext:value-type="float">
            <text:p>14,561</text:p>
          </table:table-cell>
          <table:table-cell table:style-name="ce39" office:value-type="float" office:value="358" calcext:value-type="float">
            <text:p>358</text:p>
          </table:table-cell>
          <table:table-cell table:style-name="ce39" office:value-type="float" office:value="1636" calcext:value-type="float">
            <text:p>1,636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914" calcext:value-type="float">
            <text:p>914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35" calcext:value-type="float">
            <text:p>3,235</text:p>
          </table:table-cell>
          <table:table-cell table:style-name="ce39" office:value-type="float" office:value="6492" calcext:value-type="float">
            <text:p>6,492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5733" calcext:value-type="float">
            <text:p>15,733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1816" calcext:value-type="float">
            <text:p>1,816</text:p>
          </table:table-cell>
          <table:table-cell table:style-name="ce39" office:value-type="float" office:value="1228" calcext:value-type="float">
            <text:p>1,228</text:p>
          </table:table-cell>
          <table:table-cell table:style-name="ce39" office:value-type="float" office:value="1147" calcext:value-type="float">
            <text:p>1,147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758" calcext:value-type="float">
            <text:p>7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34" calcext:value-type="float">
            <text:p>3,234</text:p>
          </table:table-cell>
          <table:table-cell table:style-name="ce39" office:value-type="float" office:value="6491" calcext:value-type="float">
            <text:p>6,49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-1172" calcext:value-type="float">
            <text:p><text:s text:c="7"/>－1,17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8476" calcext:value-type="float">
            <text:p>18,476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1802" calcext:value-type="float">
            <text:p>1,802</text:p>
          </table:table-cell>
          <table:table-cell table:style-name="ce40" office:value-type="float" office:value="849" calcext:value-type="float">
            <text:p>849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780" calcext:value-type="float">
            <text:p>7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99" calcext:value-type="float">
            <text:p>4,099</text:p>
          </table:table-cell>
          <table:table-cell table:style-name="ce40" office:value-type="float" office:value="8334" calcext:value-type="float">
            <text:p>8,334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930" calcext:value-type="float">
            <text:p>19,930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2223" calcext:value-type="float">
            <text:p>2,223</text:p>
          </table:table-cell>
          <table:table-cell table:style-name="ce40" office:value-type="float" office:value="1453" calcext:value-type="float">
            <text:p>1,453</text:p>
          </table:table-cell>
          <table:table-cell table:style-name="ce40" office:value-type="float" office:value="1520" calcext:value-type="float">
            <text:p>1,520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97" calcext:value-type="float">
            <text:p>4,097</text:p>
          </table:table-cell>
          <table:table-cell table:style-name="ce40" office:value-type="float" office:value="8332" calcext:value-type="float">
            <text:p>8,33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" calcext:value-type="float">
            <text:p>3</text:p>
          </table:table-cell>
          <table:table-cell table:style-name="ce65" office:value-type="float" office:value="-1454" calcext:value-type="float">
            <text:p><text:s text:c="7"/>－1,45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74" calcext:value-type="float">
            <text:p>1,57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14" calcext:value-type="float">
            <text:p><text:s text:c="7"/>－21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90" calcext:value-type="float">
            <text:p>69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394" calcext:value-type="float">
            <text:p>3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13" calcext:value-type="float">
            <text:p><text:s text:c="7"/>－11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84" calcext:value-type="float">
            <text:p>88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74" calcext:value-type="float">
            <text:p>74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01" calcext:value-type="float">
            <text:p><text:s text:c="7"/>－10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553" calcext:value-type="float">
            <text:p>8,553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455" calcext:value-type="float">
            <text:p>1,455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8" calcext:value-type="float">
            <text:p>1,428</text:p>
          </table:table-cell>
          <table:table-cell table:style-name="ce41" office:value-type="float" office:value="3983" calcext:value-type="float">
            <text:p>3,983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389" calcext:value-type="float">
            <text:p>8,389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3983" calcext:value-type="float">
            <text:p>3,98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164" calcext:value-type="float">
            <text:p>16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751" calcext:value-type="float">
            <text:p>3,751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5" calcext:value-type="float">
            <text:p>645</text:p>
          </table:table-cell>
          <table:table-cell table:style-name="ce42" office:value-type="float" office:value="1724" calcext:value-type="float">
            <text:p>1,72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702" calcext:value-type="float">
            <text:p>3,702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1724" calcext:value-type="float">
            <text:p>1,7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9" calcext:value-type="float">
            <text:p>4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802" calcext:value-type="float">
            <text:p>4,80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804" calcext:value-type="float">
            <text:p>804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2259" calcext:value-type="float">
            <text:p>2,259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87" calcext:value-type="float">
            <text:p>4,687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447" calcext:value-type="float">
            <text:p>447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5" calcext:value-type="float">
            <text:p>625</text:p>
          </table:table-cell>
          <table:table-cell table:style-name="ce43" office:value-type="float" office:value="2259" calcext:value-type="float">
            <text:p>2,25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115" calcext:value-type="float">
            <text:p>11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02" calcext:value-type="float">
            <text:p>2,40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3" calcext:value-type="float">
            <text:p>2,08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86" calcext:value-type="float">
            <text:p>86</text:p>
          </table:table-cell>
          <table:table-cell table:number-columns-repeated="2"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319" calcext:value-type="float">
            <text:p>31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27" calcext:value-type="float">
            <text:p>1,02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8" calcext:value-type="float">
            <text:p>89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323" calcext:value-type="float">
            <text:p>3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29" calcext:value-type="float">
            <text:p>12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75" calcext:value-type="float">
            <text:p>1,37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5" calcext:value-type="float">
            <text:p>1,18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190" calcext:value-type="float">
            <text:p>19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6" calcext:value-type="float">
            <text:p><text:s text:c="7"/>－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46" calcext:value-type="float">
            <text:p>4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52" calcext:value-type="float">
            <text:p><text:s text:c="7"/>－52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1709" calcext:value-type="float">
            <text:p>1,70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88" calcext:value-type="float">
            <text:p>3,78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731" calcext:value-type="float">
            <text:p>731</text:p>
          </table:table-cell>
          <table:table-cell table:number-columns-repeated="2"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1709" calcext:value-type="float">
            <text:p>1,70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707" calcext:value-type="float">
            <text:p><text:s text:c="7"/>－70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93" calcext:value-type="float">
            <text:p>1,29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9" calcext:value-type="float">
            <text:p>1,60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731" calcext:value-type="float">
            <text:p>7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16" calcext:value-type="float">
            <text:p><text:s text:c="7"/>－31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88" calcext:value-type="float">
            <text:p>1,78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978" calcext:value-type="float">
            <text:p>97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79" calcext:value-type="float">
            <text:p>2,17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441" calcext:value-type="float">
            <text:p>44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978" calcext:value-type="float">
            <text:p>97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391" calcext:value-type="float">
            <text:p><text:s text:c="7"/>－39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11" calcext:value-type="float">
            <text:p>1,51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591" calcext:value-type="float">
            <text:p>59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4" calcext:value-type="float">
            <text:p>1,85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591" calcext:value-type="float">
            <text:p>59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343" calcext:value-type="float">
            <text:p><text:s text:c="7"/>－34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244" calcext:value-type="float">
            <text:p>2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52" calcext:value-type="float">
            <text:p><text:s text:c="7"/>－15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74" calcext:value-type="float">
            <text:p>87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5" calcext:value-type="float">
            <text:p>1,06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91" calcext:value-type="float">
            <text:p><text:s text:c="7"/>－19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12" calcext:value-type="float">
            <text:p>2,21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16" calcext:value-type="float">
            <text:p><text:s text:c="7"/>－21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94" calcext:value-type="float">
            <text:p>99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7" calcext:value-type="float">
            <text:p>1,1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23" calcext:value-type="float">
            <text:p><text:s text:c="7"/>－12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18" calcext:value-type="float">
            <text:p>1,2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1" calcext:value-type="float">
            <text:p>1,31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54" calcext:value-type="float">
            <text:p>154</text:p>
          </table:table-cell>
          <table:table-cell table:number-columns-repeated="2"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93" calcext:value-type="float">
            <text:p><text:s text:c="7"/>－93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541" calcext:value-type="float">
            <text:p>54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3" calcext:value-type="float">
            <text:p>2,02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541" calcext:value-type="float">
            <text:p>5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347" calcext:value-type="float">
            <text:p><text:s text:c="7"/>－34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5" calcext:value-type="float">
            <text:p>89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06" calcext:value-type="float">
            <text:p><text:s text:c="7"/>－10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87" calcext:value-type="float">
            <text:p>88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8" calcext:value-type="float">
            <text:p>1,12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282" calcext:value-type="float">
            <text:p>2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41" calcext:value-type="float">
            <text:p><text:s text:c="7"/>－24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97" calcext:value-type="float">
            <text:p>3,09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739" calcext:value-type="float">
            <text:p><text:s text:c="7"/>－73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82" calcext:value-type="float">
            <text:p>98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9" calcext:value-type="float">
            <text:p>1,29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317" calcext:value-type="float">
            <text:p><text:s text:c="7"/>－31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76" calcext:value-type="float">
            <text:p>1,37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742" calcext:value-type="float">
            <text:p>74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8" calcext:value-type="float">
            <text:p>1,798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740" calcext:value-type="float">
            <text:p>74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22" calcext:value-type="float">
            <text:p><text:s text:c="7"/>－42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175" calcext:value-type="float">
            <text:p><text:s text:c="7"/>－17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62" calcext:value-type="float">
            <text:p>1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8" calcext:value-type="float">
            <text:p><text:s text:c="7"/>－7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5" office:value-type="float" office:value="-97" calcext:value-type="float">
            <text:p><text:s text:c="7"/>－9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94" calcext:value-type="float">
            <text:p>1,49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8" calcext:value-type="float">
            <text:p>1,67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895" calcext:value-type="float">
            <text:p>89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84" calcext:value-type="float">
            <text:p><text:s text:c="7"/>－18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391" calcext:value-type="float">
            <text:p>39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1" calcext:value-type="float">
            <text:p><text:s text:c="7"/>－10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504" calcext:value-type="float">
            <text:p>50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504" calcext:value-type="float">
            <text:p>5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83" calcext:value-type="float">
            <text:p><text:s text:c="7"/>－83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07" calcext:value-type="float">
            <text:p>1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8" calcext:value-type="float">
            <text:p><text:s text:c="7"/>－3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2" calcext:value-type="float">
            <text:p><text:s text:c="7"/>－3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" calcext:value-type="float">
            <text:p><text:s text:c="7"/>－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16" calcext:value-type="float">
            <text:p>1,716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1" calcext:value-type="float">
            <text:p>2,06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836" calcext:value-type="float">
            <text:p>83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345" calcext:value-type="float">
            <text:p><text:s text:c="7"/>－34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9" calcext:value-type="float">
            <text:p>94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36" calcext:value-type="float">
            <text:p><text:s text:c="7"/>－13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2" calcext:value-type="float">
            <text:p>1,11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09" calcext:value-type="float">
            <text:p><text:s text:c="7"/>－20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7" calcext:value-type="float">
            <text:p>887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7" calcext:value-type="float">
            <text:p>777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251" calcext:value-type="float">
            <text:p>25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2" calcext:value-type="float">
            <text:p>98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13" calcext:value-type="float">
            <text:p>11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52" calcext:value-type="float">
            <text:p>1,35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0" calcext:value-type="float">
            <text:p>490</text:p>
          </table:table-cell>
          <table:table-cell table:style-name="ce43" office:value-type="float" office:value="504" calcext:value-type="float">
            <text:p>50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4" calcext:value-type="float">
            <text:p>1,21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504" calcext:value-type="float">
            <text:p>5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38" calcext:value-type="float">
            <text:p>13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46" calcext:value-type="float">
            <text:p><text:s text:c="7"/>－4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8" calcext:value-type="float">
            <text:p>56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176" calcext:value-type="float">
            <text:p>1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5" calcext:value-type="float">
            <text:p><text:s text:c="7"/>－3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0" calcext:value-type="float">
            <text:p>70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1" calcext:value-type="float">
            <text:p><text:s text:c="7"/>－11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8" office:value-type="string" calcext:value-type="string">
            <text:p>計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273" calcext:value-type="float">
            <text:p>27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1" calcext:value-type="float">
            <text:p>9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07" calcext:value-type="float">
            <text:p>2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573" calcext:value-type="float">
            <text:p>573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9" calcext:value-type="float">
            <text:p>1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0" calcext:value-type="float">
            <text:p>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1" calcext:value-type="float">
            <text:p>9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88" calcext:value-type="float">
            <text:p>18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11" calcext:value-type="float">
            <text:p>6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64" calcext:value-type="float">
            <text:p>1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6" calcext:value-type="float">
            <text:p>1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85" calcext:value-type="float">
            <text:p>38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43" calcext:value-type="float">
            <text:p>2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00" calcext:value-type="float">
            <text:p>20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585" calcext:value-type="float">
            <text:p>58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90" calcext:value-type="float">
            <text:p>19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97" calcext:value-type="float">
            <text:p>59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56" calcext:value-type="float">
            <text:p>1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95" calcext:value-type="float">
            <text:p>39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0" office:value-type="float" office:value="-12" calcext:value-type="float">
            <text:p><text:s text:c="7"/>－1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1" office:value-type="float" office:value="-2" calcext:value-type="float">
            <text:p><text:s text:c="7"/>－2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2" office:value-type="float" office:value="-10" calcext:value-type="float">
            <text:p><text:s text:c="7"/>－10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0年6月7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6-07T14:35:57</meta:creation-date>
    <dc:creator>user</dc:creator>
    <dc:date>2011-06-08T14:08:10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